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Lucida Sans1" svg:font-family="'Lucida Sans'" style:font-family-generic="swiss"/>
    <style:font-face style:name="Plantagenet Cherokee" svg:font-family="'Plantagenet Cherokee'"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48pt" style:font-size-asian="48pt" style:font-size-complex="48pt"/>
    </style:style>
    <style:style style:name="P2" style:family="paragraph" style:parent-style-name="Standard">
      <style:paragraph-properties fo:text-align="center" style:justify-single-word="false"/>
      <style:text-properties style:font-name="Plantagenet Cherokee" fo:font-size="48pt" style:font-size-asian="48pt" style:font-size-complex="48pt"/>
    </style:style>
    <style:style style:name="P3" style:family="paragraph" style:parent-style-name="Standard">
      <style:paragraph-properties fo:text-align="center" style:justify-single-word="false"/>
      <style:text-properties style:font-name="Plantagenet Cherokee"/>
    </style:style>
    <style:style style:name="P4" style:family="paragraph" style:parent-style-name="Standard">
      <style:paragraph-properties fo:text-align="center" style:justify-single-word="false"/>
      <style:text-properties style:font-name="Plantagenet Cherokee" fo:font-size="18pt" style:font-size-asian="18pt" style:font-size-complex="18pt"/>
    </style:style>
    <style:style style:name="P5" style:family="paragraph" style:parent-style-name="Standard">
      <style:paragraph-properties fo:text-align="end" style:justify-single-word="false"/>
      <style:text-properties style:font-name="Plantagenet Cherokee" fo:font-size="16pt" style:font-size-asian="16pt" style:font-size-complex="16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style:font-name="Trajan Pro"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font-name="Trajan Pro" style:text-underline-style="none" fo:font-weight="normal" style:font-weight-asian="normal" style:font-weight-complex="normal"/>
    </style:style>
    <style:style style:name="P9"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fo:color="#000000" style:font-name="Trajan Pro"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Trajan Pro"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variant="normal" fo:text-transform="none" fo:color="#006699" style:text-line-through-style="none" style:font-name="Arial1" fo:font-size="8.25pt" fo:letter-spacing="normal" fo:font-style="normal" style:text-underline-style="solid" style:text-underline-width="auto" style:text-underline-color="font-color" fo:font-weight="normal" style:text-blinking="false"/>
    </style:style>
    <style:style style:name="T2" style:family="text">
      <style:text-properties fo:font-variant="normal" fo:text-transform="none" fo:color="#006699" style:text-line-through-style="none" style:font-name="Arial1" fo:font-size="8.25pt" fo:letter-spacing="normal" fo:font-style="normal" style:text-underline-style="solid" style:text-underline-width="auto" style:text-underline-color="font-color" style:text-blinking="false"/>
    </style:style>
    <style:style style:name="T3" style:family="text">
      <style:text-properties fo:font-variant="normal" fo:text-transform="none" fo:color="#006699" style:text-line-through-style="none" fo:font-size="8.25pt" fo:letter-spacing="normal" fo:font-style="normal" style:text-underline-style="solid" style:text-underline-width="auto" style:text-underline-color="font-color" fo:font-weight="normal" style:text-blinking="false"/>
    </style:style>
    <style:style style:name="T4" style:family="text">
      <style:text-properties fo:font-variant="normal" fo:text-transform="none" fo:color="#006699" style:text-line-through-style="none" fo:font-size="8.25pt" fo:letter-spacing="normal" fo:font-style="normal" style:text-underline-style="solid" style:text-underline-width="auto" style:text-underline-color="font-color" style:text-blinking="false"/>
    </style:style>
    <style:style style:name="T5" style:family="text">
      <style:text-properties fo:font-variant="normal" fo:text-transform="none" style:text-line-through-style="none" style:font-name="Arial1" fo:letter-spacing="normal" fo:font-weight="normal" style:text-blinking="false"/>
    </style:style>
    <style:style style:name="T6" style:family="text">
      <style:text-properties fo:font-variant="normal" fo:text-transform="none" style:text-line-through-style="none" style:font-name="Arial1" fo:letter-spacing="normal" style:text-blinking="false"/>
    </style:style>
    <style:style style:name="T7" style:family="text">
      <style:text-properties fo:font-variant="normal" fo:text-transform="none" style:text-line-through-style="none" fo:letter-spacing="normal" style:text-blinking="false"/>
    </style:style>
    <style:style style:name="T8" style:family="text">
      <style:text-properties fo:font-variant="normal" fo:text-transform="none" style:text-line-through-style="none" fo:letter-spacing="normal"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INFOME PRÁCTICA <text:s/>5</text:p>
      <text:p text:style-name="P3"/>
      <text:p text:style-name="P4">DESARROLLO DE SISTEMAS INFORMÁTICOS</text:p>
      <text:p text:style-name="P4"/>
      <text:p text:style-name="P4"/>
      <text:p text:style-name="P4"/>
      <text:p text:style-name="P4"/>
      <text:p text:style-name="P5"/>
      <text:p text:style-name="P5"/>
      <text:p text:style-name="P5"/>
      <text:p text:style-name="P5"/>
      <text:p text:style-name="P5"/>
      <text:p text:style-name="P5">SERGIO AFONSO GARCIA</text:p>
      <text:p text:style-name="P5">ALU3877</text:p>
      <text:p text:style-name="P5">3ºGRADO I. INFORMÁTICA</text:p>
      <text:p text:style-name="P5"/>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BDD EN DJANGO</text:p>
      <text:p text:style-name="P7"/>
      <text:p text:style-name="P8"/>
      <text:p text:style-name="P8"/>
      <text:p text:style-name="P8">En esta práctica procederemos a implantar el modelo de desarrollo BDD (Behavior-Driven Development) en nuestro proyecto en Django.</text:p>
      <text:p text:style-name="P8"/>
      <text:p text:style-name="P8">En primer lugar hemos intalado la herramienta “pip”, que nos será útil para a continuación instalar “lettuce”.</text:p>
      <text:p text:style-name="P8">Utilizando el proyecto Django de la práctica anterior en el que ya habíamos configurado la base de datos Sqlite procedemos a modificar el fichero “setting.py” de la siguiente manera:</text:p>
      <text:p text:style-name="P10"><text:span text:style-name="T3"/></text:p>
      <text:p text:style-name="P10"><text:span text:style-name="T4"/></text:p>
      <text:p text:style-name="P9"><text:span text:style-name="T7">INSTALLED_APPS = (</text:span></text:p>
      <text:p text:style-name="P9"><text:span text:style-name="T7"><text:s text:c="4"/>'django.contrib.auth',</text:span></text:p>
      <text:p text:style-name="P9"><text:span text:style-name="T7"><text:s text:c="4"/>'django.contrib.contenttypes',</text:span></text:p>
      <text:p text:style-name="P9"><text:span text:style-name="T7"><text:s text:c="4"/>'django.contrib.sessions',</text:span></text:p>
      <text:p text:style-name="P9"><text:span text:style-name="T7"><text:s text:c="4"/>'django.contrib.sites',</text:span></text:p>
      <text:p text:style-name="P9"><text:span text:style-name="T7"><text:s text:c="4"/>'django.contrib.messages',</text:span></text:p>
      <text:p text:style-name="P9"><text:span text:style-name="T7"><text:s text:c="4"/>'django.contrib.staticfiles',</text:span></text:p>
      <text:p text:style-name="P9"><text:span text:style-name="T7"><text:s text:c="4"/>'django.contrib.flatpages',</text:span></text:p>
      <text:p text:style-name="P9"><text:span text:style-name="T7"><text:s text:c="4"/># Uncomment the next line to enable the admin:</text:span></text:p>
      <text:p text:style-name="P9"><text:span text:style-name="T7"><text:s text:c="5"/>'django.contrib.admin',</text:span></text:p>
      <text:p text:style-name="P9"><text:span text:style-name="T7"><text:s text:c="4"/># Uncomment the next line to enable admin documentation:</text:span></text:p>
      <text:p text:style-name="P9"><text:span text:style-name="T7"><text:s text:c="4"/># 'django.contrib.admindocs',</text:span></text:p>
      <text:p text:style-name="P9"><text:span text:style-name="T7"><text:s text:c="4"/>'static',</text:span></text:p>
      <text:p text:style-name="P9"><text:span text:style-name="T7"><text:s text:c="4"/>'lettuce.django',</text:span></text:p>
      <text:p text:style-name="P9"><text:span text:style-name="T7">)</text:span></text:p>
      <text:p text:style-name="P9"><text:span text:style-name="T8"/></text:p>
      <text:p text:style-name="P9"><text:span text:style-name="T7"/></text:p>
      <text:p text:style-name="P9"><text:span text:style-name="T7">MIDDLEWARE_CLASSES = (</text:span></text:p>
      <text:p text:style-name="P9"><text:span text:style-name="T7"><text:s text:c="4"/>'django.middleware.common.CommonMiddleware',</text:span></text:p>
      <text:p text:style-name="P9"><text:span text:style-name="T7"><text:s text:c="4"/>'django.contrib.sessions.middleware.SessionMiddleware',</text:span></text:p>
      <text:p text:style-name="P9"><text:span text:style-name="T7"><text:s text:c="4"/>'django.middleware.csrf.CsrfViewMiddleware',</text:span></text:p>
      <text:p text:style-name="P9"><text:span text:style-name="T7"><text:s text:c="4"/>'django.contrib.auth.middleware.AuthenticationMiddleware',</text:span></text:p>
      <text:p text:style-name="P9"><text:span text:style-name="T7"><text:s text:c="4"/>'django.contrib.messages.middleware.MessageMiddleware',</text:span></text:p>
      <text:p text:style-name="P9"><text:span text:style-name="T7"><text:s text:c="4"/>'django.contrib.flatpages.middleware.FlatpageFallbackMiddleware',</text:span></text:p>
      <text:p text:style-name="P9"><text:span text:style-name="T7"><text:s text:c="4"/># Uncomment the next line for simple clickjacking protection:</text:span></text:p>
      <text:p text:style-name="P9"><text:span text:style-name="T7"><text:s text:c="4"/># 'django.middleware.clickjacking.XFrameOptionsMiddleware',</text:span></text:p>
      <text:p text:style-name="P9"><text:span text:style-name="T7">)</text:span></text:p>
      <text:p text:style-name="P9"><text:span text:style-name="T8"/></text:p>
      <text:p text:style-name="P9"><text:span text:style-name="T8">Seguidamente arrancamos el servidor y comprobamos que podemos ver la página estática. Después de configurar el archivo “urls.py” para que muestre la zona del administrador lo probamos en la web.</text:span></text:p>
      <text:p text:style-name="P9"><text:span text:style-name="T8">Luego añadimos una <text:s/>página por defecto, y a su vez modificamos el archivo “urls.py” para que se encarge de la redireccion de dicha página.</text:span></text:p>
      <text:p text:style-name="P9"><text:span text:style-name="T8"/></text:p>
      <text:p text:style-name="P9"><text:soft-page-break/><text:span text:style-name="T8">Esta forma de configurar el servidor sería para la creación del administrador así como de una página estática mediante la herramienta flatpages. Finalmente, realizaremos las pruebas que se nos indican con la herramienta “lettuce”.</text:span></text:p>
      <text:p text:style-name="P9"><text:span text:style-name="T8"/></text:p>
      <text:p text:style-name="P9"><text:span text:style-name="T8"/></text:p>
      <text:p text:style-name="P9"><text:span text:style-name="T8">Los pasos a seguir para la herramienta lettuce son:</text:span></text:p>
      <text:p text:style-name="P9"><text:span text:style-name="T8"/></text:p>
      <text:p text:style-name="P9"><text:span text:style-name="T8">1. Instalar la aplicación django lechuga</text:span></text:p>
      <text:p text:style-name="P9"><text:span text:style-name="T7"/></text:p>
      <text:p text:style-name="P9"><text:span text:style-name="T7">INSTALLED_APPS = (</text:span></text:p>
      <text:p text:style-name="P9"><text:span text:style-name="T7"><text:tab/>'django.contrib.auth',</text:span></text:p>
      <text:p text:style-name="P9"><text:span text:style-name="T7"><text:tab/>'django.contrib.admin',</text:span></text:p>
      <text:p text:style-name="P9"><text:span text:style-name="T7"><text:tab/></text:span></text:p>
      <text:p text:style-name="P9"><text:span text:style-name="T7"/></text:p>
      <text:p text:style-name="P9"><text:span text:style-name="T7"><text:tab/># ... other apps here ...</text:span></text:p>
      <text:p text:style-name="P9"><text:span text:style-name="T7"><text:tab/>'my_app',</text:span></text:p>
      <text:p text:style-name="P9"><text:span text:style-name="T7"><text:tab/>'foobar',</text:span></text:p>
      <text:p text:style-name="P9"><text:span text:style-name="T7"><text:tab/>'another_app',</text:span></text:p>
      <text:p text:style-name="P9"><text:span text:style-name="T7"><text:tab/>'lettuce.django', # this guy will do the job :)</text:span></text:p>
      <text:p text:style-name="P9"><text:span text:style-name="T7"/></text:p>
      <text:p text:style-name="P9"><text:span text:style-name="T7">)</text:span></text:p>
      <text:p text:style-name="P9"><text:span text:style-name="T7"/></text:p>
      <text:p text:style-name="P9"><text:span text:style-name="T8">2. Crear los directorios de características</text:span></text:p>
      <text:p text:style-name="P9"><text:span text:style-name="T8"/></text:p>
      <text:p text:style-name="P9"><text:span text:style-name="T7">/home/user/projects/djangoproject</text:span></text:p>
      <text:p text:style-name="P9"><text:span text:style-name="T7"><text:tab/>| settings.py</text:span></text:p>
      <text:p text:style-name="P9"><text:span text:style-name="T7"><text:tab/>| manage.py</text:span></text:p>
      <text:p text:style-name="P9"><text:span text:style-name="T7"><text:tab/>| urls.py</text:span></text:p>
      <text:p text:style-name="P9"><text:span text:style-name="T7"><text:tab/>| my_app</text:span></text:p>
      <text:p text:style-name="P9"><text:span text:style-name="T7"><text:tab/><text:tab/>| features</text:span></text:p>
      <text:p text:style-name="P9"><text:span text:style-name="T7"><text:tab/><text:tab/><text:tab/>­ index.feature</text:span></text:p>
      <text:p text:style-name="P9"><text:span text:style-name="T7"><text:tab/><text:tab/><text:tab/>­ index.py</text:span></text:p>
      <text:p text:style-name="P9"><text:span text:style-name="T7"><text:tab/>| foobar</text:span></text:p>
      <text:p text:style-name="P9"><text:span text:style-name="T7"><text:tab/><text:tab/>| features</text:span></text:p>
      <text:p text:style-name="P9"><text:span text:style-name="T7"><text:tab/><text:tab/><text:tab/>-carrots.feature</text:span></text:p>
      <text:p text:style-name="P9"><text:span text:style-name="T7"><text:tab/><text:tab/><text:tab/>­ foobar­steps.py</text:span></text:p>
      <text:p text:style-name="P9"><text:span text:style-name="T7"><text:tab/>| another_app</text:span></text:p>
      <text:p text:style-name="P9"><text:span text:style-name="T7"><text:tab/><text:tab/>| features</text:span></text:p>
      <text:p text:style-name="P9"><text:span text:style-name="T7"><text:tab/><text:tab/><text:tab/>­ first.feature</text:span></text:p>
      <text:p text:style-name="P9"><text:span text:style-name="T7"><text:tab/><text:tab/><text:tab/>­ second.feature</text:span></text:p>
      <text:p text:style-name="P9"><text:span text:style-name="T7"><text:tab/><text:tab/><text:tab/>­ many_steps.py</text:span></text:p>
      <text:p text:style-name="P9"><text:span text:style-name="T7"/></text:p>
      <text:p text:style-name="P9"><text:span text:style-name="T8">3. Escribe su primer largometraje</text:span></text:p>
      <text:p text:style-name="P9"><text:span text:style-name="T8"/></text:p>
      <text:p text:style-name="P9"><text:span text:style-name="T7">@index.feature:</text:span></text:p>
      <text:p text:style-name="P9"><text:span text:style-name="T7">Feature: Rocking with lettuce and django</text:span></text:p>
      <text:p text:style-name="P9"><text:span text:style-name="T7"/></text:p>
      <text:p text:style-name="P9"><text:span text:style-name="T7">Scenario: Simple Hello World</text:span></text:p>
      <text:p text:style-name="P9"><text:span text:style-name="T7"><text:tab/>Given I access the url "/"</text:span></text:p>
      <text:p text:style-name="P9"><text:soft-page-break/><text:span text:style-name="T7"><text:tab/>Then I see the header "Hello World"</text:span></text:p>
      <text:p text:style-name="P9"><text:span text:style-name="T7"/></text:p>
      <text:p text:style-name="P9"><text:span text:style-name="T7">Scenario: Hello + capitalized name</text:span></text:p>
      <text:p text:style-name="P9"><text:span text:style-name="T7"><text:tab/>Given I access the url "/some­name"</text:span></text:p>
      <text:p text:style-name="P9"><text:span text:style-name="T7"><text:tab/>Then I see the header "Hello Some Name"</text:span></text:p>
      <text:p text:style-name="P9"><text:span text:style-name="T7"/></text:p>
      <text:p text:style-name="P9"><text:span text:style-name="T7">@index-steps.py:</text:span></text:p>
      <text:p text:style-name="P9"><text:span text:style-name="T7">from lettuce import *</text:span></text:p>
      <text:p text:style-name="P9"><text:span text:style-name="T7">from lxml import html</text:span></text:p>
      <text:p text:style-name="P9"><text:span text:style-name="T7">from django.test.client import Client</text:span></text:p>
      <text:p text:style-name="P9"><text:span text:style-name="T7">from nose.tools import assert_equals</text:span></text:p>
      <text:p text:style-name="P9"><text:span text:style-name="T7"/></text:p>
      <text:p text:style-name="P9"><text:span text:style-name="T7">@before.all</text:span></text:p>
      <text:p text:style-name="P9"><text:span text:style-name="T7">def set_browser():</text:span></text:p>
      <text:p text:style-name="P9"><text:span text:style-name="T7"><text:tab/>world.browser = Client()</text:span></text:p>
      <text:p text:style-name="P9"><text:span text:style-name="T7"/></text:p>
      <text:p text:style-name="P9"><text:span text:style-name="T7">@step(r'I access the url "(.*)"')</text:span></text:p>
      <text:p text:style-name="P9"><text:span text:style-name="T7">def access_url(step, url):</text:span></text:p>
      <text:p text:style-name="P9"><text:span text:style-name="T7"><text:tab/>response = world.browser.get(url)</text:span></text:p>
      <text:p text:style-name="P9"><text:span text:style-name="T7"><text:tab/>world.dom = html.fromstring(response.content)</text:span></text:p>
      <text:p text:style-name="P9"><text:span text:style-name="T7"/></text:p>
      <text:p text:style-name="P9"><text:span text:style-name="T7">@step(r'I see the header "(.*)"')</text:span></text:p>
      <text:p text:style-name="P9"><text:span text:style-name="T7">def see_header(step, text):</text:span></text:p>
      <text:p text:style-name="P9"><text:span text:style-name="T7"><text:tab/>header = world.dom.cssselect('h1')[0]</text:span></text:p>
      <text:p text:style-name="P9"><text:span text:style-name="T7"><text:tab/>assert header.text == text</text:span></text:p>
      <text:p text:style-name="P9"><text:span text:style-name="T8"/></text:p>
      <text:p text:style-name="P9"><text:span text:style-name="T8">4. Ejecutar las pruebas</text:span></text:p>
      <text:p text:style-name="P9"><text:span text:style-name="T8"/></text:p>
      <text:p text:style-name="P9"><text:span text:style-name="T8">Una vez instalado el lettuce.django aplicación, el comando havarest estará disponible:</text:span></text:p>
      <text:p text:style-name="P9"><text:span text:style-name="T7"/></text:p>
      <text:p text:style-name="P9"><text:span text:style-name="T7">user@machine:~projects/djangoproject $ python manage.py harvest</text:span></text:p>
      <text:p text:style-name="P9"><text:span text:style-name="T7"/></text:p>
      <text:p text:style-name="P9"><text:span text:style-name="T8">5. Especificar archivos de características</text:span></text:p>
      <text:p text:style-name="P9"><text:span text:style-name="T8"/></text:p>
      <text:p text:style-name="P9"><text:span text:style-name="T8">El comando harvest acepta una ruta de los archivos de características, con el fin de ejecutar sólo las que desea</text:span></text:p>
      <text:p text:style-name="P9"><text:span text:style-name="T8"/></text:p>
      <text:p text:style-name="P9"><text:span text:style-name="T7">user@machine:~projects/djangoproject $ python manage.py harvest</text:span></text:p>
      <text:p text:style-name="P9"><text:span text:style-name="T7"/></text:p>
      <text:p text:style-name="P9"><text:span text:style-name="T7">path/to/my­-est.feature</text:span></text:p>
      <text:p text:style-name="P9"><text:span text:style-name="T8"/></text:p>
      <text:p text:style-name="P9"><text:span text:style-name="T8">En esta práctica de laboratorio, lo más que me resultó difícil es la página estática ya que había pocas referencias de errores en internet de flatpages y siempre me salia un error de Templates que finalmente logre arreglar creando yo mismo las plantillas.</text:span></text:p>
      <text:p text:style-name="P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Lucida Sans1" svg:font-family="'Lucida Sans'" style:font-family-generic="swiss"/>
    <style:font-face style:name="Plantagenet Cherokee" svg:font-family="'Plantagenet Cherokee'"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5T11:01:47</meta:creation-date>
    <dc:date>2013-09-05T12:04:53</dc:date>
    <meta:editing-duration>PT16M45S</meta:editing-duration>
    <meta:editing-cycles>2</meta:editing-cycles>
    <meta:generator>OpenOffice.org/3.4.1$Unix OpenOffice.org_project/341m1$Build-9593</meta:generator>
    <meta:document-statistic meta:table-count="0" meta:image-count="0" meta:object-count="0" meta:page-count="4" meta:paragraph-count="100" meta:word-count="497" meta:character-count="4007"/>
  </office:meta>
</office:document-meta>
</file>